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list-style-name="WWNum3"/>
    <style:style style:name="P2" style:family="paragraph" style:parent-style-name="List_20_Paragraph" style:list-style-name="WWNum2"/>
    <style:style style:name="P3" style:family="paragraph" style:parent-style-name="List_20_Paragraph">
      <style:paragraph-properties fo:margin-left="0.635cm" fo:margin-right="0cm" fo:text-indent="0cm" style:auto-text-indent="false"/>
    </style:style>
    <style:style style:name="P4" style:family="paragraph" style:parent-style-name="List_20_Paragraph">
      <style:paragraph-properties fo:margin-left="0.635cm" fo:margin-right="0cm" fo:text-indent="0cm" style:auto-text-indent="false"/>
      <style:text-properties fo:font-weight="bold" style:font-weight-asian="bold" style:font-weight-complex="bold"/>
    </style:style>
    <style:style style:name="P5" style:family="paragraph" style:parent-style-name="List_20_Paragraph" style:list-style-name="WWNum1">
      <style:paragraph-properties fo:margin-left="1.905cm" fo:margin-right="0cm" fo:text-indent="-0.635cm" style:auto-text-indent="false"/>
    </style:style>
    <style:style style:name="P6" style:family="paragraph" style:parent-style-name="List_20_Paragraph" style:list-style-name="WWNum2">
      <style:paragraph-properties fo:margin-top="0cm" fo:margin-bottom="0.282cm" style:contextual-spacing="true"/>
    </style:style>
    <style:style style:name="P7" style:family="paragraph" style:parent-style-name="Plain_20_Text">
      <style:paragraph-properties fo:margin-left="1.27cm" fo:margin-right="0cm" fo:text-indent="0cm" style:auto-text-indent="false"/>
    </style:style>
    <style:style style:name="P8" style:family="paragraph" style:parent-style-name="Plain_20_Text">
      <style:paragraph-properties fo:margin-left="1.27cm" fo:margin-right="0cm" fo:text-indent="0cm" style:auto-text-indent="false"/>
      <style:text-properties fo:font-weight="bold" style:font-weight-asian="bold" style:font-weight-complex="bold"/>
    </style:style>
    <style:style style:name="P9" style:family="paragraph" style:parent-style-name="Plain_20_Text">
      <style:paragraph-properties fo:margin-left="0cm" fo:margin-right="0cm" fo:text-indent="1.27cm" style:auto-text-indent="false"/>
    </style:style>
    <style:style style:name="P10" style:family="paragraph" style:parent-style-name="Standard">
      <style:paragraph-properties fo:text-align="start" style:justify-single-word="false"/>
    </style:style>
    <style:style style:name="P11" style:family="paragraph" style:parent-style-name="Standard" style:list-style-name="WWNum4">
      <style:paragraph-properties fo:text-align="start" style:justify-single-word="false"/>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margin-left="0.635cm" fo:margin-right="0cm" fo:text-indent="0cm" style:auto-text-indent="false"/>
    </style:style>
    <style:style style:name="P15" style:family="paragraph" style:parent-style-name="Standard">
      <style:paragraph-properties fo:margin-left="0.635cm" fo:margin-right="0cm" fo:text-indent="0.635cm" style:auto-text-indent="false"/>
    </style:style>
    <style:style style:name="P16" style:family="paragraph" style:parent-style-name="Standard" style:master-page-name="Standard">
      <style:paragraph-properties fo:text-align="start" style:justify-single-word="false" style:page-number="auto"/>
    </style:style>
    <style:style style:name="T1" style:family="text">
      <style:text-properties fo:font-weight="normal" fo:background-color="#dddddd" loext:char-shading-value="0"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bold" fo:background-color="#dddddd" loext:char-shading-value="0" style:font-weight-asian="bold" style:font-weight-complex="bold"/>
    </style:style>
    <style:style style:name="T4" style:family="text">
      <style:text-properties fo:font-weight="bold" style:font-weight-asian="bold" style:font-weight-complex="bold"/>
    </style:style>
    <style:style style:name="T5" style:family="text">
      <style:text-properties fo:background-color="#dddddd" loext:char-shading-value="0"/>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ff0000" loext:opacity="1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Adapted from instructions by <text:s/>Cardiff UCU for the UCU Rising ballot. Replace the following strings <text:s/>with the appropriate local data:</text:span></text:p>
      <text:list xml:id="list2396201125" text:style-name="WWNum4">
        <text:list-item>
          <text:p text:style-name="P11"><text:span text:style-name="T3">[GODRIC-URL]</text:span><text:span text:style-name="T1">: URL of Godric home/login page</text:span></text:p>
        </text:list-item>
        <text:list-item>
          <text:p text:style-name="P11"><text:span text:style-name="T3">[ADMIN-CONTACT]</text:span><text:span text:style-name="T1">: information for contacting Godric admins for permissions setup, etc</text:span></text:p>
        </text:list-item>
        <text:list-item>
          <text:p text:style-name="P11"><text:span text:style-name="T3">[CAMPAIGN-NAME]:</text:span><text:span text:style-name="T1"> the current GTVO campaign (more changes will be needed if it’s not a ballot)</text:span></text:p>
        </text:list-item>
        <text:list-item>
          <text:p text:style-name="P11"><text:span text:style-name="T3">[REPLACEMENT-BALLOT-LINK]</text:span><text:span text:style-name="T1">: the URL to go to get replacement ballots</text:span></text:p>
        </text:list-item>
      </text:list>
      <text:p text:style-name="P10"><text:span text:style-name="T1">then add more information about local procedures and contacts, ballot timetables, integration with texting/phonebank/email campaigns, etc.</text:span></text:p>
      <text:p text:style-name="P12"/>
      <text:p text:style-name="P13"><text:span text:style-name="T6">How to use GODRIC for GTVO:</text:span></text:p>
      <text:p text:style-name="P13"><text:span text:style-name="T7">Getting access:</text:span></text:p>
      <text:p text:style-name="Standard">Follow this link and create an account- <text:span text:style-name="T4">[GODRIC-URL]</text:span></text:p>
      <text:p text:style-name="Standard">Once you have created an account you should be able view relevant data. If what you can see seems wrong then contact <text:span text:style-name="T4">[ADMIN-CONTACT]</text:span></text:p>
      <text:p text:style-name="Standard">If you are a rep, you will be able to see your department membership data, this access will be permanent, and you will have it as long as the branch is using the system / you are a rep. </text:p>
      <text:p text:style-name="Standard">If you’re not a rep but volunteering to help the campaign your access to relevant data for as long as it is required.</text:p>
      <text:p text:style-name="Standard"/>
      <text:p text:style-name="P13"><text:span text:style-name="T7">Once you’ve logged in:</text:span></text:p>
      <text:p text:style-name="Standard"><text:span text:style-name="T4">Tell us if you’ve voted: </text:span>on the home page you can inform us that you have voted. </text:p>
      <text:p text:style-name="Standard">The top line beneath “Welcome to GODRIC” is all related to your personal profile. </text:p>
      <text:p text:style-name="Standard">The second line is related to the campaign. You should have the following options:</text:p>
      <text:list xml:id="list2565026387" text:style-name="WWNum3">
        <text:list-item>
          <text:p text:style-name="P1">Members List</text:p>
        </text:list-item>
        <text:list-item>
          <text:p text:style-name="P1">Campaigns report</text:p>
        </text:list-item>
        <text:list-item>
          <text:p text:style-name="P1">Campaign Participation</text:p>
        </text:list-item>
      </text:list>
      <text:p text:style-name="P3"/>
      <text:list xml:id="list845314440" text:style-name="WWNum2">
        <text:list-item>
          <text:p text:style-name="P2"><text:span text:style-name="T4">Members list:</text:span> This will be all the data you have access too. You can change how it is ordered by clicking the headers of each column depending on what you would like to work on it (E.G put everyone who hasn’t told us they’ve voted at the top.) <text:s/></text:p>
        </text:list-item>
      </text:list>
      <text:p text:style-name="P4"/>
      <text:p text:style-name="P3">The <text:span text:style-name="T4">[CAMPAIGN-NAME]</text:span> column tells you “Yes” if they have voted. If it says “Help” they have told someone they need a replacement ballot. Check he notes to make sure they have been sent the ballot replacement form.</text:p>
      <text:p text:style-name="P3"/>
      <text:p text:style-name="P3">The “Voter?” column tells you if they are ballot eligible “Yes” or not “No”.</text:p>
      <text:p text:style-name="P14"><text:soft-page-break/>You can click on individual names in the members list to go into their member profile update their <text:span text:style-name="T4">Campaign participation:</text:span></text:p>
      <text:p text:style-name="P15"><text:span text:style-name="T4">The options for campaign participation and what to do if you select them are:</text:span></text:p>
      <text:list xml:id="list3283210964" text:style-name="WWNum1">
        <text:list-item>
          <text:p text:style-name="P5"><text:span text:style-name="T4">They have voted<text:line-break/></text:span></text:p>
        </text:list-item>
        <text:list-item>
          <text:p text:style-name="P5"><text:span text:style-name="T4">They have received a ballot and will return it soon - </text:span>Make sure to follow up with these members<text:line-break/></text:p>
        </text:list-item>
        <text:list-item>
          <text:p text:style-name="P5"><text:span text:style-name="T4">They have not received a ballot –</text:span><text:line-break/><text:line-break/>Send the member this link<text:span text:style-name="T4"> </text:span>to get a replacement ballot and ask them to tell you when they’ve filled it in <text:span text:style-name="T4">[REPLACEMENT-BALLOT-LINK]<text:line-break/></text:span><text:line-break/>Write in the notes the date which you sent the link. <text:line-break/><text:line-break/>Update the notes once you know they’ve fill in the form. Chase up if you don’t hear anything.<text:line-break/></text:p>
        </text:list-item>
        <text:list-item>
          <text:p text:style-name="P5"><text:span text:style-name="T4">The have not voted or prefer not to say – </text:span>This is our Do not contact option. They will still receive e-mails. </text:p>
        </text:list-item>
      </text:list>
      <text:p text:style-name="P7"><text:span text:style-name="T4">Notes: </text:span><text:span text:style-name="T8">These will be accessible to the members themselves! </text:span>Therefore, keep it collegiate.<text:line-break/><text:line-break/><text:span text:style-name="T4">Ballot exclusions:</text:span></text:p>
      <text:p text:style-name="P8"/>
      <text:p text:style-name="P7">In the main members list the “Voter?” column will say No if someone is on the database as ballot excluded. </text:p>
      <text:p text:style-name="P7"/>
      <text:p text:style-name="P7">If they have a membership type that isn’t automatically excluded then the following are valid reasons for removing a member from the branch ballot count:</text:p>
      <text:p text:style-name="P7"/>
      <text:p text:style-name="P7">• Member has retired </text:p>
      <text:p text:style-name="P7">• Member has become unemployed </text:p>
      <text:p text:style-name="P7">• Member has left branch </text:p>
      <text:p text:style-name="P7">• Member is on long term leave lasting until 6 months after the ballot closes - 21 April 2023</text:p>
      <text:p text:style-name="P7">• Member is employed by a third party</text:p>
      <text:p text:style-name="P9">• Member is Head of Institution </text:p>
      <text:p text:style-name="P7">• Member holds an Emeritus or Honorary position</text:p>
      <text:p text:style-name="Standard"><text:tab/></text:p>
      <text:p text:style-name="Standard"><text:tab/>Contact <text:span text:style-name="T4">[ADMIN-CONTACT] </text:span><text:span text:style-name="T2">if an exclusion is needed or no longer applicable</text:span></text:p>
      <text:list xml:id="list102828365770034" text:continue-list="list845314440" text:style-name="WWNum2">
        <text:list-item>
          <text:p text:style-name="P2"><text:span text:style-name="T4">Campaign reports: </text:span>This tells you how the campaign is going by showing how many people at the branch have voted in comparison to how many we need to meet the 50% turnout threshold required for industrial action by the 2016 Trade Union Act. </text:p>
        </text:list-item>
      </text:list>
      <text:p text:style-name="P3"/>
      <text:p text:style-name="P3">If you click on the name of the campaign<text:span text:style-name="T4"> [CAMPAIGN-NAME] </text:span>you can see how turnout compares to time left in the campaign and whether the branch is on track.</text:p>
      <text:p text:style-name="P14"/>
      <text:p text:style-name="Standard"><text:soft-page-break/></text:p>
      <text:list xml:id="list102828574709514" text:continue-numbering="true" text:style-name="WWNum2">
        <text:list-item>
          <text:p text:style-name="P6"><text:span text:style-name="T4">Campaign participation: </text:span>This can be used to quickly update who has voted by searching their names. It has the same options as the campaign participation mentioned above. If you have a list of people who’ve voted (e.g after a department meeting or door knocking session) this will be the quickest way to update the database.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lain_20_Text" style:display-name="Plain Text" style:family="paragraph" style:parent-style-name="Standard" style:default-outline-level="">
      <style:paragraph-properties fo:margin-top="0cm" fo:margin-bottom="0cm" style:contextual-spacing="false" fo:line-height="100%"/>
      <style:text-properties style:font-name="Calibri" fo:font-family="Calibri" style:font-family-generic="roman" style:font-pitch="variable" style:font-size-complex="10.5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in_20_Text_20_Char" style:display-name="Plain Text Char" style:family="text" style:parent-style-name="Default_20_Paragraph_20_Font">
      <style:text-properties style:font-name="Calibri" fo:font-family="Calibri" style:font-family-generic="roman" style:font-pitch="variable" style:font-size-complex="10.5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5T14:48:00</meta:creation-date>
    <meta:initial-creator>Isaac Kneebone-Hopkins</meta:initial-creator>
    <dc:language>en-GB</dc:language>
    <dc:date>2022-09-21T16:27:31</dc:date>
    <meta:editing-cycles>9</meta:editing-cycles>
    <meta:editing-duration>PT50M</meta:editing-duration>
    <meta:generator>LibreOffice/7.0.4.2$Linux_X86_64 LibreOffice_project/00$Build-2</meta:generator>
    <meta:document-statistic meta:table-count="0" meta:image-count="0" meta:object-count="0" meta:page-count="3" meta:paragraph-count="43" meta:word-count="732" meta:character-count="4140" meta:non-whitespace-character-count="3437"/>
    <meta:user-defined meta:name="AppVersion">15.0000</meta:user-defined>
    <meta:template xlink:type="simple" xlink:actuate="onRequest" xlink:title="Normal" xlink:href=""/>
  </office:meta>
</office:document-meta>
</file>